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5cm" svg:stroke-color="#ff0000" draw:marker-start-width="0.95cm" draw:marker-end-width="0.95cm" draw:fill="none" draw:textarea-horizontal-align="justify" draw:textarea-vertical-align="middle" draw:auto-grow-height="false" fo:padding-top="0.375cm" fo:padding-bottom="0.375cm" fo:padding-left="0.5cm" fo:padding-right="0.5cm"/>
    </style:style>
    <style:style style:name="gr2" style:family="graphic" style:parent-style-name="standard">
      <style:graphic-properties svg:stroke-width="0.5cm" svg:stroke-color="#99ccff" draw:marker-start-width="0.95cm" draw:marker-end-width="0.95cm" draw:fill="none" draw:textarea-horizontal-align="justify" draw:textarea-vertical-align="middle" draw:auto-grow-height="false" fo:padding-top="0.375cm" fo:padding-bottom="0.375cm" fo:padding-left="0.5cm" fo:padding-right="0.5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標準">
        <draw:custom-shape draw:style-name="gr1" draw:text-style-name="P1" draw:layer="layout" svg:width="16cm" svg:height="16cm" svg:x="2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6cm" svg:height="16cm" svg:x="3.1cm" svg:y="6cm">
          <text:p/>
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</draw:custom-shape>
        <draw:custom-shape draw:style-name="gr1" draw:text-style-name="P1" draw:layer="layout" svg:width="11.5cm" svg:height="11.5cm" svg:x="3.5cm" svg:y="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1.5cm" svg:height="11.5cm" svg:x="6.1cm" svg:y="8cm">
          <text:p/>
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</draw:custom-shape>
        <draw:custom-shape draw:style-name="gr1" draw:text-style-name="P1" draw:layer="layout" svg:width="7.5cm" svg:height="7.5cm" svg:x="5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7.5cm" svg:height="7.5cm" svg:x="8.6cm" svg:y="10cm">
          <text:p/>
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</draw:custom-shape>
        <draw:custom-shape draw:style-name="gr1" draw:text-style-name="P1" draw:layer="layout" svg:width="3.5cm" svg:height="3.5cm" svg:x="6.5cm" svg:y="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3.5cm" svg:height="3.5cm" svg:x="11.1cm" svg:y="12cm">
          <text:p/>
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ＭＳ Ｐ明朝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5-05T15:54:47.86</meta:creation-date>
    <meta:print-date>2014-05-05T15:57:38.82</meta:print-date>
    <dc:date>2014-05-07T07:36:04.96</dc:date>
    <meta:editing-duration>P1DT15H26M6S</meta:editing-duration>
    <meta:editing-cycles>1</meta:editing-cycles>
    <meta:document-statistic meta:object-count="8"/>
    <meta:generator>LibreOffice/3.4$Win32 LibreOffice_project/340m1$Build-203</meta:generator>
  </office:meta>
</office:document-meta>
</file>